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A17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25pt solid #000001">
        <style:background-image/>
      </style:table-cell-properties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A27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5pt solid #00000a">
        <style:background-image/>
      </style:table-cell-properties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1c9154" style:font-size-asian="16pt" style:font-name-complex="Nirmala UI1" style:font-size-complex="16pt"/>
    </style:style>
    <style:style style:name="P17" style:family="paragraph" style:parent-style-name="Table_20_Contents">
      <style:text-properties style:font-name="Nirmala UI" fo:font-size="16pt" officeooo:rsid="001c9154" officeooo:paragraph-rsid="001c9154" style:font-size-asian="16pt" style:font-name-complex="Nirmala UI1" style:font-size-complex="16pt"/>
    </style:style>
    <style:style style:name="P18" style:family="paragraph" style:parent-style-name="Table_20_Contents">
      <style:text-properties style:font-name="Nirmala UI" fo:font-size="16pt" officeooo:rsid="001c9154" officeooo:paragraph-rsid="001d9dd1" style:font-size-asian="16pt" style:font-name-complex="Nirmala UI1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/>
    </style:style>
    <style:style style:name="P34" style:family="paragraph" style:parent-style-name="Table_20_Contents">
      <style:text-properties style:font-name="Nirmala UI" fo:font-size="14pt" officeooo:rsid="001f0742" officeooo:paragraph-rsid="001f0742" style:font-size-asian="14pt" style:font-name-complex="Nirmala UI1" style:font-size-complex="14pt"/>
    </style:style>
    <style:style style:name="P35" style:family="paragraph" style:parent-style-name="Table_20_Contents">
      <style:text-properties style:font-name="Nirmala UI" fo:font-size="14pt" officeooo:rsid="0020cf85" officeooo:paragraph-rsid="000b6f32" style:font-size-asian="14pt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097ff3" officeooo:paragraph-rsid="00097ff3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097ff3" officeooo:paragraph-rsid="00308dc8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092cf6" officeooo:paragraph-rsid="00092cf6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officeooo:rsid="00092cf6" officeooo:paragraph-rsid="000e973b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092cf6" officeooo:paragraph-rsid="00097ff3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officeooo:rsid="00092cf6" officeooo:paragraph-rsid="000b6f32" style:font-size-asian="14pt" style:font-name-complex="Nirmala UI1" style:font-size-complex="14pt"/>
    </style:style>
    <style:style style:name="P42" style:family="paragraph" style:parent-style-name="Table_20_Contents">
      <style:text-properties style:font-name="Nirmala UI" fo:font-size="14pt" officeooo:paragraph-rsid="0033526c" style:font-size-asian="14pt" style:font-name-complex="Nirmala UI1" style:font-size-complex="14pt"/>
    </style:style>
    <style:style style:name="P43" style:family="paragraph" style:parent-style-name="Table_20_Contents">
      <style:text-properties style:font-name="Nirmala UI" fo:font-size="14pt" officeooo:rsid="00308dc8" officeooo:paragraph-rsid="00308dc8" style:font-size-asian="14pt" style:font-name-complex="Nirmala UI1" style:font-size-complex="14pt"/>
    </style:style>
    <style:style style:name="P44" style:family="paragraph" style:parent-style-name="Table_20_Contents">
      <style:text-properties style:font-name="Nirmala UI" fo:font-size="14pt" officeooo:rsid="00347dd2" officeooo:paragraph-rsid="00347dd2" style:font-size-asian="14pt" style:font-name-complex="Nirmala UI1" style:font-size-complex="14pt"/>
    </style:style>
    <style:style style:name="P45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1" style:font-size-complex="14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0920d0" style:font-size-asian="22pt" style:font-weight-asian="bold" style:font-name-complex="Nirmala UI1" style:font-size-complex="2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1" style:font-size-complex="2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1" style:font-size-complex="22pt" style:font-weight-complex="bold"/>
    </style:style>
    <style:style style:name="P50" style:family="paragraph" style:parent-style-name="Table_20_Contents">
      <style:text-properties style:font-name="Nirmala UI" fo:font-size="22pt" officeooo:rsid="00308dc8" officeooo:paragraph-rsid="00308dc8" style:font-size-asian="22pt" style:font-name-complex="Nirmala UI1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text-properties fo:font-size="14pt" style:font-size-asian="14pt" style:font-size-complex="14pt"/>
    </style:style>
    <style:style style:name="P54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7" style:family="paragraph" style:parent-style-name="Table_20_Contents">
      <style:text-properties fo:font-size="14pt" officeooo:paragraph-rsid="000b6f32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60" style:family="paragraph" style:parent-style-name="Standard">
      <style:text-properties fo:font-size="18pt" officeooo:paragraph-rsid="000f5821" style:font-size-asian="18pt" style:font-size-complex="18pt"/>
    </style:style>
    <style:style style:name="P61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62" style:family="paragraph" style:parent-style-name="Footer">
      <style:text-properties style:font-name="Nirmala UI" officeooo:paragraph-rsid="0020e4b5" style:font-name-complex="Nirmala UI1"/>
    </style:style>
    <style:style style:name="P63" style:family="paragraph" style:parent-style-name="Footer">
      <style:text-properties style:font-name="Nirmala UI" officeooo:paragraph-rsid="002f4fe4" style:font-name-complex="Nirmala UI1"/>
    </style:style>
    <style:style style:name="P6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6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3a58c6" style:font-size-asian="14pt" style:font-weight-asian="bold" style:font-name-complex="Nirmala UI1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a58c6" style:font-size-asian="14pt" style:font-weight-asian="bold" style:font-name-complex="Nirmala UI1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3a58c6" style:font-size-asian="14pt" style:font-weight-asian="bold" style:font-name-complex="Nirmala UI1" style:font-size-complex="14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a58c6" officeooo:paragraph-rsid="003a58c6" style:font-size-asian="14pt" style:font-weight-asian="bold" style:font-name-complex="Nirmala UI1" style:font-size-complex="14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a58c6" style:font-size-asian="14pt" style:font-weight-asian="bold" style:font-name-complex="Nirmala UI1" style:font-size-complex="14pt"/>
    </style:style>
    <style:style style:name="P75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76" style:family="paragraph" style:parent-style-name="Table_20_Contents">
      <style:paragraph-properties fo:text-align="start" style:justify-single-word="false"/>
      <style:text-properties fo:font-size="14pt" officeooo:rsid="0020cf85" officeooo:paragraph-rsid="003a58c6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fo:font-size="14pt" officeooo:rsid="00359d9c" officeooo:paragraph-rsid="003a58c6" style:font-size-asian="14pt" style:font-size-complex="14pt"/>
    </style:style>
    <style:style style:name="P79" style:family="paragraph" style:parent-style-name="Standard">
      <style:text-properties officeooo:paragraph-rsid="003a58c6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1"/>
    </style:style>
    <style:style style:name="T5" style:family="text">
      <style:text-properties style:font-name="Nirmala UI" style:font-name-complex="Nirmala UI1" style:font-weight-complex="bold"/>
    </style:style>
    <style:style style:name="T6" style:family="text">
      <style:text-properties style:font-name="Nirmala UI" officeooo:rsid="0020e4b5" style:font-name-complex="Nirmala UI1"/>
    </style:style>
    <style:style style:name="T7" style:family="text">
      <style:text-properties style:font-name="Nirmala UI" fo:font-weight="bold" style:font-weight-asian="bold" style:font-name-complex="Nirmala UI1" style:font-weight-complex="bold"/>
    </style:style>
    <style:style style:name="T8" style:family="text">
      <style:text-properties style:font-name="Nirmala UI" fo:font-size="18pt" style:font-size-asian="18pt" style:font-name-complex="Nirmala UI1" style:font-size-complex="18pt"/>
    </style:style>
    <style:style style:name="T9" style:family="text">
      <style:text-properties style:font-name="Nirmala UI" fo:font-size="16pt" style:font-size-asian="16pt" style:font-name-complex="Nirmala UI1" style:font-size-complex="18pt"/>
    </style:style>
    <style:style style:name="T10" style:family="text">
      <style:text-properties style:font-name="Nirmala UI" fo:font-weight="normal" officeooo:rsid="000920d0" style:font-weight-asian="normal" style:font-name-complex="Nirmala UI1" style:font-weight-complex="normal"/>
    </style:style>
    <style:style style:name="T11" style:family="text">
      <style:text-properties style:font-name="Nirmala UI" fo:font-size="14pt" officeooo:rsid="00308dc8" style:font-size-asian="14pt" style:font-name-complex="Nirmala UI1" style:font-size-complex="14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0e973b"/>
    </style:style>
    <style:style style:name="T24" style:family="text">
      <style:text-properties officeooo:rsid="00097ff3"/>
    </style:style>
    <style:style style:name="T25" style:family="text">
      <style:text-properties fo:font-weight="normal" officeooo:rsid="000920d0" style:font-weight-asian="normal" style:font-weight-complex="normal"/>
    </style:style>
    <style:style style:name="T26" style:family="text">
      <style:text-properties officeooo:rsid="00308dc8"/>
    </style:style>
    <style:style style:name="T27" style:family="text">
      <style:text-properties officeooo:rsid="00359d9c"/>
    </style:style>
    <style:style style:name="T28" style:family="text">
      <style:text-properties officeooo:rsid="004ae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3">6</text:p>
          </table:table-cell>
          <table:table-cell table:style-name="Table1.B3" office:value-type="string">
            <text:p text:style-name="P9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60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2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51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21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20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20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20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20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20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1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21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52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1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45"/>
          </table:table-cell>
        </table:table-row>
        <table:table-row table:style-name="Table1.14">
          <table:table-cell table:style-name="Table1.A3" office:value-type="string">
            <text:p text:style-name="P21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42"/>
          </table:table-cell>
        </table:table-row>
        <table:table-row table:style-name="Table1.14">
          <table:table-cell table:style-name="Table1.A3" office:value-type="string">
            <text:p text:style-name="P21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><text:s/></text:p>
          </table:table-cell>
        </table:table-row>
        <table:table-row table:style-name="Table1.14">
          <table:table-cell table:style-name="Table1.A3" office:value-type="string">
            <text:p text:style-name="P21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1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/>
          </table:table-cell>
        </table:table-row>
        <table:table-row table:style-name="Table1.14">
          <table:table-cell table:style-name="Table1.A3" office:value-type="string">
            <text:p text:style-name="P21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6"/>
          </table:table-cell>
        </table:table-row>
        <table:table-row table:style-name="Table1.26">
          <table:table-cell table:style-name="Table1.A3" office:value-type="string">
            <text:p text:style-name="P21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6"/>
          </table:table-cell>
        </table:table-row>
      </table:table>
      <text:p text:style-name="Text_20_body"/>
      <text:p text:style-name="P61">How to use – </text:p>
      <text:p text:style-name="P62">1. Press the correct number <text:tab/>and immediately press “Enter”(Green) key on the keypad.</text:p>
      <text:p text:style-name="P62">2. To Stop the playing announcement press “Backspace”(Red) key. </text:p>
      <text:p text:style-name="P62"><text:tab/><text:tab/></text:p>
      <text:p text:style-name="P63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/>
          </table:table-cell>
          <table:table-cell table:style-name="Table2.B1" office:value-type="string">
            <text:p text:style-name="P47">उदगीर-औरंगाबाद </text:p>
          </table:table-cell>
          <table:table-cell table:style-name="Table2.C1" office:value-type="string">
            <text:p text:style-name="P46"/>
          </table:table-cell>
          <table:table-cell table:style-name="Table2.D1" office:value-type="string">
            <text:p text:style-name="P47">औरंगाबाद - उदगीर</text:p>
          </table:table-cell>
        </table:table-row>
        <table:table-row table:style-name="Table2.2">
          <table:table-cell table:style-name="Table2.A2" office:value-type="string">
            <text:p text:style-name="P29">41</text:p>
          </table:table-cell>
          <table:table-cell table:style-name="Table2.B2" office:value-type="string">
            <text:p text:style-name="P43"><text:s/>चिखलठाणा</text:p>
          </table:table-cell>
          <table:table-cell table:style-name="Table2.C2" office:value-type="string">
            <text:p text:style-name="P29">71</text:p>
          </table:table-cell>
          <table:table-cell table:style-name="Table2.D2" office:value-type="string">
            <text:p text:style-name="P38"><text:s/>अंबा शुगर</text:p>
          </table:table-cell>
        </table:table-row>
        <table:table-row table:style-name="Table2.3">
          <table:table-cell table:style-name="Table2.A3" office:value-type="string">
            <text:p text:style-name="P29">42</text:p>
          </table:table-cell>
          <table:table-cell table:style-name="Table2.B3" office:value-type="string">
            <text:p text:style-name="P43"><text:s/>राम नगर </text:p>
          </table:table-cell>
          <table:table-cell table:style-name="Table2.C3" office:value-type="string">
            <text:p text:style-name="P29">72</text:p>
          </table:table-cell>
          <table:table-cell table:style-name="Table2.D3" office:value-type="string">
            <text:p text:style-name="P44">पळशी पाटी </text:p>
          </table:table-cell>
        </table:table-row>
        <table:table-row table:style-name="Table2.4">
          <table:table-cell table:style-name="Table2.A3" office:value-type="string">
            <text:p text:style-name="P29">43</text:p>
          </table:table-cell>
          <table:table-cell table:style-name="Table2.B3" office:value-type="string">
            <text:p text:style-name="P43"><text:s/>मुकुंदवाडी</text:p>
          </table:table-cell>
          <table:table-cell table:style-name="Table2.C3" office:value-type="string">
            <text:p text:style-name="P29">73</text:p>
          </table:table-cell>
          <table:table-cell table:style-name="Table2.D3" office:value-type="string">
            <text:p text:style-name="P44">एम आय टी कॉलेज</text:p>
          </table:table-cell>
        </table:table-row>
        <table:table-row table:style-name="Table2.5">
          <table:table-cell table:style-name="Table2.A3" office:value-type="string">
            <text:p text:style-name="P29">44</text:p>
          </table:table-cell>
          <table:table-cell table:style-name="Table2.B3" office:value-type="string">
            <text:p text:style-name="P50"><text:span text:style-name="Default_20_Paragraph_20_Font"><text:span text:style-name="T11"><text:s/>सिडको बस स्टॅन्ड</text:span></text:span></text:p>
          </table:table-cell>
          <table:table-cell table:style-name="Table2.C3" office:value-type="string">
            <text:p text:style-name="P29">74</text:p>
          </table:table-cell>
          <table:table-cell table:style-name="Table2.D3" office:value-type="string">
            <text:p text:style-name="P38"><text:s/>पिंपळ <text:s/>फाटा <text:s/></text:p>
          </table:table-cell>
        </table:table-row>
        <table:table-row table:style-name="Table2.6">
          <table:table-cell table:style-name="Table2.A3" office:value-type="string">
            <text:p text:style-name="P29">45</text:p>
          </table:table-cell>
          <table:table-cell table:style-name="Table2.B3" office:value-type="string">
            <text:p text:style-name="P50"><text:span text:style-name="Default_20_Paragraph_20_Font"><text:span text:style-name="T11"><text:s/>सेव्हन हिल्स</text:span></text:span></text:p>
          </table:table-cell>
          <table:table-cell table:style-name="Table2.C3" office:value-type="string">
            <text:p text:style-name="P29">75</text:p>
          </table:table-cell>
          <table:table-cell table:style-name="Table2.D3" office:value-type="string">
            <text:p text:style-name="P38"><text:s/>न्यू रेणापूर <text:s/>नाका </text:p>
          </table:table-cell>
        </table:table-row>
        <table:table-row table:style-name="Table2.7">
          <table:table-cell table:style-name="Table2.A3" office:value-type="string">
            <text:p text:style-name="P29">46</text:p>
          </table:table-cell>
          <table:table-cell table:style-name="Table2.B3" office:value-type="string">
            <text:p text:style-name="P50"><text:span text:style-name="Default_20_Paragraph_20_Font"><text:span text:style-name="T11"><text:s/>आकाशवाणी</text:span></text:span></text:p>
          </table:table-cell>
          <table:table-cell table:style-name="Table2.C3" office:value-type="string">
            <text:p text:style-name="P29">76</text:p>
          </table:table-cell>
          <table:table-cell table:style-name="Table2.D3" office:value-type="string">
            <text:p text:style-name="P38"><text:s/>ओल्ड <text:s/>रेणापूर <text:s/>नाका </text:p>
          </table:table-cell>
        </table:table-row>
        <table:table-row table:style-name="Table2.8">
          <table:table-cell table:style-name="Table2.A3" office:value-type="string">
            <text:p text:style-name="P29">47</text:p>
          </table:table-cell>
          <table:table-cell table:style-name="Table2.B3" office:value-type="string">
            <text:p text:style-name="P50"><text:span text:style-name="Default_20_Paragraph_20_Font"><text:span text:style-name="T11"><text:s/>मोंढा नाका</text:span></text:span></text:p>
          </table:table-cell>
          <table:table-cell table:style-name="Table2.C3" office:value-type="string">
            <text:p text:style-name="P29">77</text:p>
          </table:table-cell>
          <table:table-cell table:style-name="Table2.D3" office:value-type="string">
            <text:p text:style-name="P39"><text:s/>शिवाजी <text:s/>चौक ,<text:span text:style-name="T23">लातूर </text:span></text:p>
          </table:table-cell>
        </table:table-row>
        <table:table-row table:style-name="Table2.9">
          <table:table-cell table:style-name="Table2.A3" office:value-type="string">
            <text:p text:style-name="P29">48</text:p>
          </table:table-cell>
          <table:table-cell table:style-name="Table2.B3" office:value-type="string">
            <text:p text:style-name="P37"><text:s/><text:span text:style-name="T26">दूध डेअरी , हॉटेल अमरप्रीत</text:span></text:p>
          </table:table-cell>
          <table:table-cell table:style-name="Table2.C3" office:value-type="string">
            <text:p text:style-name="P29">78</text:p>
          </table:table-cell>
          <table:table-cell table:style-name="Table2.D3" office:value-type="string">
            <text:p text:style-name="P39"><text:s/>गांधी <text:s/>चौक ,<text:span text:style-name="T23">लातूर </text:span></text:p>
          </table:table-cell>
        </table:table-row>
        <table:table-row table:style-name="Table2.10">
          <table:table-cell table:style-name="Table2.A3" office:value-type="string">
            <text:p text:style-name="P29">49</text:p>
          </table:table-cell>
          <table:table-cell table:style-name="Table2.B3" office:value-type="string">
            <text:p text:style-name="P43"><text:s/>क्रांती चौक</text:p>
          </table:table-cell>
          <table:table-cell table:style-name="Table2.C3" office:value-type="string">
            <text:p text:style-name="P29">79</text:p>
          </table:table-cell>
          <table:table-cell table:style-name="Table2.D3" office:value-type="string">
            <text:p text:style-name="P40"><text:s/>नर्मदा <text:s/>ट्रॅव्हल्स <text:span text:style-name="T24">ऑफिस </text:span></text:p>
          </table:table-cell>
        </table:table-row>
        <table:table-row table:style-name="Table2.11">
          <table:table-cell table:style-name="Table2.A3" office:value-type="string">
            <text:p text:style-name="P29">50</text:p>
          </table:table-cell>
          <table:table-cell table:style-name="Table2.B3" office:value-type="string">
            <text:p text:style-name="P43"><text:s/>मन मंदिर</text:p>
          </table:table-cell>
          <table:table-cell table:style-name="Table2.C3" office:value-type="string">
            <text:p text:style-name="P29">80</text:p>
          </table:table-cell>
          <table:table-cell table:style-name="Table2.D3" office:value-type="string">
            <text:p text:style-name="P36"><text:s/>आष्टा <text:s/>मोड</text:p>
          </table:table-cell>
        </table:table-row>
        <table:table-row table:style-name="Table2.12">
          <table:table-cell table:style-name="Table2.A3" office:value-type="string">
            <text:p text:style-name="P29">51</text:p>
          </table:table-cell>
          <table:table-cell table:style-name="Table2.B3" office:value-type="string">
            <text:p text:style-name="P43"><text:s/>बाबा पेट्रोल पंप लास्ट स्टॉप</text:p>
          </table:table-cell>
          <table:table-cell table:style-name="Table2.C3" office:value-type="string">
            <text:p text:style-name="P29">81</text:p>
          </table:table-cell>
          <table:table-cell table:style-name="Table2.D3" office:value-type="string">
            <text:p text:style-name="P36"><text:s/>नळेगाव <text:s/>मोड </text:p>
          </table:table-cell>
        </table:table-row>
        <table:table-row table:style-name="Table2.13">
          <table:table-cell table:style-name="Table2.A3" office:value-type="string">
            <text:p text:style-name="P29"/>
          </table:table-cell>
          <table:table-cell table:style-name="Table2.B3" office:value-type="string">
            <text:p text:style-name="P34"/>
          </table:table-cell>
          <table:table-cell table:style-name="Table2.C3" office:value-type="string">
            <text:p text:style-name="P29">82</text:p>
          </table:table-cell>
          <table:table-cell table:style-name="Table2.D3" office:value-type="string">
            <text:p text:style-name="P36"><text:s/>येरोळ <text:s/>मोड</text:p>
          </table:table-cell>
        </table:table-row>
        <table:table-row table:style-name="Table2.14">
          <table:table-cell table:style-name="Table2.A3" office:value-type="string">
            <text:p text:style-name="P29"/>
          </table:table-cell>
          <table:table-cell table:style-name="Table2.B3" office:value-type="string">
            <text:p text:style-name="P34"/>
          </table:table-cell>
          <table:table-cell table:style-name="Table2.C3" office:value-type="string">
            <text:p text:style-name="P29">83</text:p>
          </table:table-cell>
          <table:table-cell table:style-name="Table2.D3" office:value-type="string">
            <text:p text:style-name="P36"><text:s/>डिगोळ</text:p>
          </table:table-cell>
        </table:table-row>
        <table:table-row table:style-name="Table2.15">
          <table:table-cell table:style-name="Table2.A3" office:value-type="string">
            <text:p text:style-name="P29">73</text:p>
          </table:table-cell>
          <table:table-cell table:style-name="Table2.B3" office:value-type="string">
            <text:p text:style-name="P44">एम आय टी कॉलेज</text:p>
          </table:table-cell>
          <table:table-cell table:style-name="Table2.C3" office:value-type="string">
            <text:p text:style-name="P29">84</text:p>
          </table:table-cell>
          <table:table-cell table:style-name="Table2.D3" office:value-type="string">
            <text:p text:style-name="P36"><text:s/>डिग्रस</text:p>
          </table:table-cell>
        </table:table-row>
        <table:table-row table:style-name="Table2.16">
          <table:table-cell table:style-name="Table2.A3" office:value-type="string">
            <text:p text:style-name="P29"/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9">85</text:p>
          </table:table-cell>
          <table:table-cell table:style-name="Table2.D3" office:value-type="string">
            <text:p text:style-name="P36"><text:s/>करडखेल</text:p>
          </table:table-cell>
        </table:table-row>
        <table:table-row table:style-name="Table2.17">
          <table:table-cell table:style-name="Table2.A17" table:number-rows-spanned="2" table:number-columns-spanned="2" office:value-type="string">
            <text:p text:style-name="P48">रीटर्न टिकट बुकिंग ऑफिस </text:p>
          </table:table-cell>
          <table:covered-table-cell/>
          <table:table-cell table:style-name="Table2.C3" office:value-type="string">
            <text:p text:style-name="P29">86</text:p>
          </table:table-cell>
          <table:table-cell table:style-name="Table2.D3" office:value-type="string">
            <text:p text:style-name="P36"><text:s/>लोहारा</text:p>
          </table:table-cell>
        </table:table-row>
        <table:table-row table:style-name="Table2.18">
          <table:covered-table-cell/>
          <table:covered-table-cell/>
          <table:table-cell table:style-name="Table2.C3" office:value-type="string">
            <text:p text:style-name="P29">87</text:p>
          </table:table-cell>
          <table:table-cell table:style-name="Table2.D3" office:value-type="string">
            <text:p text:style-name="P36"><text:s/>तिवटग्याळ</text:p>
          </table:table-cell>
        </table:table-row>
        <table:table-row table:style-name="Table2.19">
          <table:table-cell table:style-name="Table2.A3" office:value-type="string">
            <text:p text:style-name="P67">101</text:p>
          </table:table-cell>
          <table:table-cell table:style-name="Table2.B3" office:value-type="string">
            <text:p text:style-name="P55"><text:s/><text:span text:style-name="T27">नांदेड़ </text:span></text:p>
          </table:table-cell>
          <table:table-cell table:style-name="Table2.C3" office:value-type="string">
            <text:p text:style-name="P32">88</text:p>
          </table:table-cell>
          <table:table-cell table:style-name="Table2.D3" office:value-type="string">
            <text:p text:style-name="P36"><text:s/>मलकापूर <text:s/>पाटी <text:s/>रेस्ट <text:s/>हाऊस</text:p>
          </table:table-cell>
        </table:table-row>
        <table:table-row table:style-name="Table2.20">
          <table:table-cell table:style-name="Table2.A3" office:value-type="string">
            <text:p text:style-name="P67">102</text:p>
          </table:table-cell>
          <table:table-cell table:style-name="Table2.B3" office:value-type="string">
            <text:p text:style-name="P58">अहमदपुर</text:p>
          </table:table-cell>
          <table:table-cell table:style-name="Table2.C3" office:value-type="string">
            <text:p text:style-name="P32">89</text:p>
          </table:table-cell>
          <table:table-cell table:style-name="Table2.D3" office:value-type="string">
            <text:p text:style-name="P54"><text:s/><text:span text:style-name="T24">ST कॉलनी , </text:span><text:span text:style-name="T10">उदगीर</text:span></text:p>
          </table:table-cell>
        </table:table-row>
        <table:table-row table:style-name="Table2.21">
          <table:table-cell table:style-name="Table2.A21" office:value-type="string">
            <text:p text:style-name="P29"><text:s/><text:span text:style-name="T28">103</text:span></text:p>
          </table:table-cell>
          <table:table-cell table:style-name="Table2.B21" office:value-type="string">
            <text:p text:style-name="P58">उद्गीर</text:p>
          </table:table-cell>
          <table:table-cell table:style-name="Table2.C21" office:value-type="string">
            <text:p text:style-name="P32">90</text:p>
          </table:table-cell>
          <table:table-cell table:style-name="Table2.D21" office:value-type="string">
            <text:p text:style-name="P35"><text:span text:style-name="T24"><text:s/>उमा चौक ,</text:span><text:span text:style-name="T25">उदगीर</text:span></text:p>
          </table:table-cell>
        </table:table-row>
        <table:table-row table:style-name="Table2.22">
          <table:table-cell table:style-name="Table2.A21" office:value-type="string">
            <text:p text:style-name="P71">104</text:p>
          </table:table-cell>
          <table:table-cell table:style-name="Table2.B21" office:value-type="string">
            <text:p text:style-name="P58">औरंगाबाद</text:p>
          </table:table-cell>
          <table:table-cell table:style-name="Table2.C21" office:value-type="string">
            <text:p text:style-name="P31">91</text:p>
          </table:table-cell>
          <table:table-cell table:style-name="Table2.D21" office:value-type="string">
            <text:p text:style-name="P41"><text:s/>शिवाजी <text:s/>चौक ,<text:span text:style-name="T25">उदगीर</text:span></text:p>
          </table:table-cell>
        </table:table-row>
        <table:table-row table:style-name="Table2.23">
          <table:table-cell table:style-name="Table2.A21" office:value-type="string">
            <text:p text:style-name="P71">105</text:p>
          </table:table-cell>
          <table:table-cell table:style-name="Table2.B21" office:value-type="string">
            <text:p text:style-name="P58">लातूर</text:p>
          </table:table-cell>
          <table:table-cell table:style-name="Table2.C21" office:value-type="string">
            <text:p text:style-name="P31">92</text:p>
          </table:table-cell>
          <table:table-cell table:style-name="Table2.D21" office:value-type="string">
            <text:p text:style-name="P57"><text:s/><text:span text:style-name="T24"><text:s/>शाहू <text:s/>चौक ,</text:span><text:span text:style-name="T10">उदगीर</text:span></text:p>
          </table:table-cell>
        </table:table-row>
        <table:table-row table:style-name="Table2.24">
          <table:table-cell table:style-name="Table2.A21" office:value-type="string">
            <text:p text:style-name="P71">106</text:p>
          </table:table-cell>
          <table:table-cell table:style-name="Table2.B21" office:value-type="string">
            <text:p text:style-name="P58">पुणे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  <table:table-row table:style-name="Table2.25">
          <table:table-cell table:style-name="Table2.A21" office:value-type="string">
            <text:p text:style-name="P71">107</text:p>
          </table:table-cell>
          <table:table-cell table:style-name="Table2.B21" office:value-type="string">
            <text:p text:style-name="P58">निलंगा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  <table:table-row table:style-name="Table2.26">
          <table:table-cell table:style-name="Table2.A21" office:value-type="string">
            <text:p text:style-name="P71">108</text:p>
          </table:table-cell>
          <table:table-cell table:style-name="Table2.B21" office:value-type="string">
            <text:p text:style-name="P58">शिरूर अनंतपाल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  <table:table-row table:style-name="Table2.27">
          <table:table-cell table:style-name="Table2.A27" table:number-rows-spanned="2" table:number-columns-spanned="2" office:value-type="string">
            <text:p text:style-name="P49">वेबसाइट </text:p>
          </table:table-cell>
          <table:covered-table-cell/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  <table:table-row table:style-name="Table2.28">
          <table:covered-table-cell/>
          <table:covered-table-cell/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  <table:table-row table:style-name="Table2.29">
          <table:table-cell table:style-name="Table2.A21" office:value-type="string">
            <text:p text:style-name="P73">109</text:p>
          </table:table-cell>
          <table:table-cell table:style-name="Table2.B21" office:value-type="string">
            <text:p text:style-name="P59">लातूर <text:s/>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  <table:table-row table:style-name="Table2.30">
          <table:table-cell table:style-name="Table2.A21" office:value-type="string">
            <text:p text:style-name="P73">110</text:p>
          </table:table-cell>
          <table:table-cell table:style-name="Table2.B21" office:value-type="string">
            <text:p text:style-name="P59">नागपुर , वर्धा , यवतमाल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  <table:table-row table:style-name="Table2.31">
          <table:table-cell table:style-name="Table2.A21" office:value-type="string">
            <text:p text:style-name="P27"/>
          </table:table-cell>
          <table:table-cell table:style-name="Table2.B21" office:value-type="string">
            <text:p text:style-name="P56"/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53"/>
          </table:table-cell>
        </table:table-row>
      </table:table>
      <text:p text:style-name="P66"><text:span text:style-name="T16">इस्तेमाल </text:span><text:span text:style-name="T14"><text:s/>– </text:span></text:p>
      <text:p text:style-name="P65"><text:span text:style-name="T4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65"><text:span text:style-name="T4">2. </text:span><text:span text:style-name="T6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64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AB808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8-09T20:05:03.864239802</dc:date>
    <meta:editing-duration>P2DT9H17M9S</meta:editing-duration>
    <meta:generator>LibreOffice/5.1.6.2$Linux_X86_64 LibreOffice_project/10m0$Build-2</meta:generator>
    <meta:document-statistic meta:table-count="2" meta:image-count="0" meta:object-count="0" meta:page-count="2" meta:paragraph-count="172" meta:word-count="349" meta:character-count="1348" meta:non-whitespace-character-count="10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